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E720E772A46FE5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32629" draw:fill-color="#fcfcfc" draw:textarea-horizontal-align="justify" draw:textarea-vertical-align="middle" draw:auto-grow-height="false" fo:min-height="5.101cm" fo:min-width="5.088cm"/>
    </style:style>
    <style:style style:name="gr2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3.78cm" fo:min-width="14.45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1.656cm" fo:min-width="4.164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23262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2.062cm" fo:min-width="5.05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2.062cm" fo:min-width="4.419cm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fcfcfc" draw:textarea-horizontal-align="justify" draw:textarea-vertical-align="middle" draw:auto-grow-height="false" fo:min-height="1.684cm" fo:min-width="3.183cm"/>
    </style:style>
    <style:style style:name="gr8" style:family="graphic" style:parent-style-name="standard">
      <style:graphic-properties svg:stroke-color="#232629" draw:fill-color="#fcfcfc" draw:textarea-horizontal-align="justify" draw:textarea-vertical-align="middle" draw:auto-grow-height="false" fo:min-height="1.211cm" fo:min-width="0.89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232629" draw:fill-color="#fcfcfc" draw:opacity="99%" draw:textarea-horizontal-align="justify" draw:textarea-vertical-align="middle" draw:auto-grow-height="false" fo:min-height="0.688cm" fo:min-width="1.787cm"/>
    </style:style>
    <style:style style:name="gr11" style:family="graphic" style:parent-style-name="Object_20_with_20_no_20_fill_20_and_20_no_20_line">
      <style:graphic-properties draw:stroke="solid" svg:stroke-color="#232629" draw:fill="none" draw:fill-color="#729fcf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cfcfc"/>
      <style:paragraph-properties fo:text-align="center"/>
    </style:style>
    <style:style style:name="P3" style:family="paragraph">
      <style:paragraph-properties fo:margin-left="0cm" fo:margin-right="1.27cm" fo:text-align="end" fo:text-indent="0cm"/>
    </style:style>
    <style:style style:name="P4" style:family="paragraph">
      <loext:graphic-properties draw:fill="none"/>
      <style:paragraph-properties fo:margin-left="0cm" fo:margin-right="1.27cm" fo:text-align="end" fo:text-indent="0cm"/>
      <style:text-properties style:font-name="monospac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monospace"/>
    </style:style>
    <style:style style:name="P7" style:family="paragraph">
      <loext:graphic-properties draw:fill-color="#fcfcfc" draw:opacity="99%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monosp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5.588cm" svg:height="5.351cm" svg:x="1.635cm" svg:y="11.47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ata/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14.986cm" svg:height="4.064cm" svg:x="1.635cm" svg:y="4.412cm">
          <text:p text:style-name="P3"><text:span text:style-name="T1">submit_star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6.096cm" svg:height="1.905cm" svg:x="1.635cm" svg:y="1.618cm">
          <text:p text:style-name="P1">rho(r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xml:id="id1" draw:id="id1" draw:layer="layout" svg:width="6.096cm" svg:height="1.905cm" svg:x="10.549cm" svg:y="1.591cm">
          <text:p text:style-name="P1">phi(r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draw:type="line" svg:x1="10.549cm" svg:y1="2.543cm" svg:x2="7.731cm" svg:y2="2.57cm" draw:start-shape="id1" draw:start-glue-point="3" draw:end-shape="id2" svg:d="M10549 2543l-2818 27" svg:viewBox="0 0 2819 28">
          <text:p/>
        </draw:connector>
        <draw:custom-shape draw:style-name="gr5" draw:text-style-name="P6" xml:id="id11" draw:id="id11" draw:layer="layout" svg:width="5.588cm" svg:height="2.346cm" svg:x="1.635cm" svg:y="22.603cm">
          <text:p text:style-name="P1"><text:span text:style-name="T1">mesh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5" draw:id="id5" draw:layer="layout" svg:width="4.953cm" svg:height="2.346cm" svg:x="2.651cm" svg:y="5.187cm">
          <text:p text:style-name="P1"><text:span text:style-name="T1">ge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6" draw:id="id6" draw:layer="layout" svg:width="3.683cm" svg:height="2.413cm" svg:x="11.311cm" svg:y="8.936cm">
          <text:p text:style-name="P1">cosmo5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xml:id="id7" draw:id="id7" draw:layer="layout" svg:width="3.683cm" svg:height="2.413cm" svg:x="11.311cm" svg:y="11.936cm">
          <text:p text:style-name="P1">planet04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xml:id="id8" draw:id="id8" draw:layer="layout" svg:width="3.683cm" svg:height="2.413cm" svg:x="11.311cm" svg:y="14.936cm">
          <text:p text:style-name="P1">cosmo02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xml:id="id9" draw:id="id9" draw:layer="layout" svg:width="3.683cm" svg:height="2.413cm" svg:x="11.311cm" svg:y="17.936cm">
          <text:p text:style-name="P1">cosmo35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2" xml:id="id4" draw:id="id4" draw:layer="layout" svg:width="2.794cm" svg:height="2.921cm" svg:x="17.418cm" svg:y="13.856cm">
          <text:p text:style-name="P1">ss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5" draw:layer="layout" draw:type="curve" svg:x1="16.621cm" svg:y1="6.444cm" svg:x2="18.815cm" svg:y2="13.856cm" draw:start-shape="id3" draw:start-glue-point="7" draw:end-shape="id4" svg:d="M16621 6444c1463 0 2194 2470 2194 7412" svg:viewBox="0 0 2195 7413">
          <text:p/>
        </draw:connector>
        <draw:connector draw:style-name="gr9" draw:text-style-name="P5" draw:layer="layout" draw:type="curve" svg:x1="4.683cm" svg:y1="3.523cm" svg:x2="5.128cm" svg:y2="5.187cm" draw:start-shape="id2" draw:start-glue-point="2" draw:end-shape="id5" draw:end-glue-point="4" svg:d="M4683 3523c0 1248 445 416 445 1664" svg:viewBox="0 0 446 1665">
          <text:p/>
        </draw:connector>
        <draw:connector draw:style-name="gr9" draw:text-style-name="P5" draw:layer="layout" draw:type="line" svg:x1="17.418cm" svg:y1="15.317cm" svg:x2="14.994cm" svg:y2="10.142cm" draw:start-shape="id4" draw:start-glue-point="5" draw:end-shape="id6" svg:d="M17418 15317l-2424-5175" svg:viewBox="0 0 2425 5176">
          <text:p/>
        </draw:connector>
        <draw:connector draw:style-name="gr9" draw:text-style-name="P5" draw:layer="layout" draw:type="line" svg:x1="17.418cm" svg:y1="15.317cm" svg:x2="14.994cm" svg:y2="13.143cm" draw:start-shape="id4" draw:start-glue-point="5" draw:end-shape="id7" draw:end-glue-point="7" svg:d="M17418 15317l-2424-2174" svg:viewBox="0 0 2425 2175">
          <text:p/>
        </draw:connector>
        <draw:connector draw:style-name="gr9" draw:text-style-name="P5" draw:layer="layout" draw:type="line" svg:x1="17.418cm" svg:y1="15.317cm" svg:x2="14.994cm" svg:y2="16.143cm" draw:start-shape="id4" draw:start-glue-point="5" draw:end-shape="id8" draw:end-glue-point="7" svg:d="M17418 15317l-2424 826" svg:viewBox="0 0 2425 827">
          <text:p/>
        </draw:connector>
        <draw:connector draw:style-name="gr9" draw:text-style-name="P5" draw:layer="layout" draw:type="line" svg:x1="17.418cm" svg:y1="15.317cm" svg:x2="14.994cm" svg:y2="19.143cm" draw:start-shape="id4" draw:start-glue-point="5" draw:end-shape="id9" draw:end-glue-point="7" svg:d="M17418 15317l-2424 3826" svg:viewBox="0 0 2425 3827">
          <text:p/>
        </draw:connector>
        <draw:custom-shape draw:style-name="gr10" draw:text-style-name="P7" draw:layer="layout" svg:width="2.286cm" svg:height="1.778cm" svg:x="2.043cm" svg:y="11.75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draw:layer="layout" svg:width="2.286cm" svg:height="1.778cm" svg:x="4.444cm" svg:y="11.7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draw:layer="layout" svg:width="2.286cm" svg:height="1.778cm" svg:x="2.044cm" svg:y="13.7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draw:layer="layout" svg:width="2.286cm" svg:height="1.778cm" svg:x="4.445cm" svg:y="13.75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5" draw:layer="layout" draw:type="line" svg:x1="11.311cm" svg:y1="10.143cm" svg:x2="7.223cm" svg:y2="14.149cm" draw:start-shape="id6" draw:start-glue-point="5" draw:end-shape="id10" draw:end-glue-point="7" svg:d="M11311 10143l-4088 4006" svg:viewBox="0 0 4089 4007">
          <text:p/>
        </draw:connector>
        <draw:connector draw:style-name="gr9" draw:text-style-name="P5" draw:layer="layout" draw:type="line" svg:x1="11.311cm" svg:y1="13.143cm" svg:x2="7.223cm" svg:y2="14.149cm" draw:start-shape="id7" draw:start-glue-point="5" draw:end-shape="id10" draw:end-glue-point="7" svg:d="M11311 13143l-4088 1006" svg:viewBox="0 0 4089 1007">
          <text:p/>
        </draw:connector>
        <draw:connector draw:style-name="gr9" draw:text-style-name="P5" draw:layer="layout" draw:type="line" svg:x1="11.311cm" svg:y1="16.143cm" svg:x2="7.223cm" svg:y2="14.149cm" draw:start-shape="id8" draw:start-glue-point="5" draw:end-shape="id10" draw:end-glue-point="7" svg:d="M11311 16143l-4088-1994" svg:viewBox="0 0 4089 1995">
          <text:p/>
        </draw:connector>
        <draw:connector draw:style-name="gr9" draw:text-style-name="P5" draw:layer="layout" draw:type="line" svg:x1="11.311cm" svg:y1="19.142cm" svg:x2="7.223cm" svg:y2="14.149cm" draw:start-shape="id9" draw:end-shape="id10" draw:end-glue-point="7" svg:d="M11311 19142l-4088-4993" svg:viewBox="0 0 4089 4994">
          <text:p/>
        </draw:connector>
        <draw:connector draw:style-name="gr9" draw:text-style-name="P5" draw:layer="layout" draw:type="line" svg:x1="4.429cm" svg:y1="16.824cm" svg:x2="4.429cm" svg:y2="22.603cm" draw:start-shape="id10" draw:start-glue-point="6" draw:end-shape="id11" draw:end-glue-point="4" svg:d="M4429 16824v5779" svg:viewBox="0 0 1 5780">
          <text:p/>
        </draw:connector>
        <draw:frame draw:style-name="gr11" draw:text-style-name="P8" xml:id="id12" draw:id="id12" draw:layer="layout" svg:width="9.937cm" svg:height="5.589cm" svg:x="10.017cm" svg:y="20.92cm">
          <draw:image xlink:href="Pictures/100002010000078000000438E720E772A46FE594.png" xlink:type="simple" xlink:show="embed" xlink:actuate="onLoad">
            <text:p/>
          </draw:image>
        </draw:frame>
        <draw:connector draw:style-name="gr9" draw:text-style-name="P5" draw:layer="layout" draw:type="line" svg:x1="7.223cm" svg:y1="23.776cm" svg:x2="10.017cm" svg:y2="23.714cm" draw:start-shape="id11" draw:start-glue-point="7" draw:end-shape="id12" draw:end-glue-point="3" svg:d="M7223 23776l2794-62" svg:viewBox="0 0 2795 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4:18:33.532130132</meta:creation-date>
    <dc:date>2017-07-14T16:59:48.505982809</dc:date>
    <meta:editing-duration>PT16M11S</meta:editing-duration>
    <meta:editing-cycles>3</meta:editing-cycles>
    <meta:generator>LibreOffice/5.3.3.2$Linux_X86_64 LibreOffice_project/30m0$Build-2</meta:generator>
    <meta:document-statistic meta:object-count="29"/>
  </office:meta>
</office:document-meta>
</file>